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4000000495600C9B2D5BA407F.png" manifest:media-type="image/png"/>
  <manifest:file-entry manifest:full-path="Pictures/10000001000003F200000050F8F9C10126A92C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c70cd" officeooo:paragraph-rsid="001c70cd"/>
    </style:style>
    <style:style style:name="P2" style:family="paragraph" style:parent-style-name="Standard">
      <style:text-properties fo:language="pt" fo:country="BR" officeooo:rsid="001db704" officeooo:paragraph-rsid="001db704"/>
    </style:style>
    <style:style style:name="P3" style:family="paragraph" style:parent-style-name="Standard">
      <style:text-properties fo:language="pt" fo:country="BR" officeooo:rsid="001ee604" officeooo:paragraph-rsid="001ee604"/>
    </style:style>
    <style:style style:name="P4" style:family="paragraph" style:parent-style-name="Standard">
      <style:text-properties fo:language="pt" fo:country="BR" officeooo:rsid="00212206" officeooo:paragraph-rsid="00212206"/>
    </style:style>
    <style:style style:name="P5" style:family="paragraph" style:parent-style-name="Standard">
      <style:text-properties fo:language="pt" fo:country="BR" officeooo:rsid="002243bf" officeooo:paragraph-rsid="002243bf"/>
    </style:style>
    <style:style style:name="T1" style:family="text">
      <style:text-properties officeooo:rsid="001d073b"/>
    </style:style>
    <style:style style:name="T2" style:family="text">
      <style:text-properties officeooo:rsid="0020b8cf"/>
    </style:style>
    <style:style style:name="T3" style:family="text">
      <style:text-properties officeooo:rsid="002243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do experimento com apenas 3 terminais, para se estabelecer 2 fluxos longos.</text:p>
      <text:p text:style-name="P1"/>
      <text:p text:style-name="P1">Foi inserida aleatoriedade na retomada das transmissões, após liberação do buffer, <text:span text:style-name="T1">pois perbecebeu-se que o último fluxo estabelecido monopolizava a transmissão. O resultado foi excelente, produzindo equilíbrio entre os arquivos.</text:span></text:p>
      <text:p text:style-name="P1"/>
      <text:p text:style-name="P2">Mantendo o gargalo em NUM_Long_Flows *2MB/MAX_FLOWS. Então para 2 fluxos longos deu 2*2000000/140 ~ 20Kb</text:p>
      <text:p text:style-name="P2"/>
      <text:p text:style-name="P2"/>
      <text:p text:style-name="P3">Foi observado que os fluxos estavam sincronizados, daí executou-se um experimento com outros RTT, mais discrepantes <text:span text:style-name="T2">(39</text:span><text:span text:style-name="T3">ms</text:span><text:span text:style-name="T2"> </text:span><text:span text:style-name="T3">flow 01</text:span><text:span text:style-name="T2"> e 340</text:span><text:span text:style-name="T3">ms</text:span><text:span text:style-name="T2"> </text:span><text:span text:style-name="T3">flow 02</text:span><text:span text:style-name="T2">) ms</text:span></text:p>
      <text:p text:style-name="P3"/>
      <text:p text:style-name="P4">Observou-se que o RTT maior favoreceu o fluxo. Talvez seja o CUBIC….</text:p>
      <text:p text:style-name="P4"/>
      <text:p text:style-name="P4"><draw:frame draw:style-name="fr2" draw:name="Figura1" text:anchor-type="char" svg:x="0.152cm" svg:y="0.034cm" svg:width="17.286cm" svg:height="1.288cm" draw:z-index="0"><draw:image xlink:href="Pictures/10000001000003D4000000495600C9B2D5BA407F.png" xlink:type="simple" xlink:show="embed" xlink:actuate="onLoad" draw:mime-type="image/png"/></draw:frame></text:p>
      <text:p text:style-name="P4"/>
      <text:p text:style-name="P5">Com (140ms e 340ms) já equilibrou mais</text:p>
      <text:p text:style-name="P5"><draw:frame draw:style-name="fr1" draw:name="Figura2" text:anchor-type="char" svg:width="17.59cm" svg:height="1.392cm" draw:z-index="1"><draw:image xlink:href="Pictures/10000001000003F200000050F8F9C10126A92C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0T20:08:27.695000000</dc:date>
    <meta:editing-duration>PT4H22M25S</meta:editing-duration>
    <meta:editing-cycles>7</meta:editing-cycles>
    <meta:generator>LibreOffice/7.4.2.3$Windows_X86_64 LibreOffice_project/382eef1f22670f7f4118c8c2dd222ec7ad009daf</meta:generator>
    <meta:document-statistic meta:table-count="0" meta:image-count="2" meta:object-count="0" meta:page-count="1" meta:paragraph-count="6" meta:word-count="100" meta:character-count="670" meta:non-whitespace-character-count="576"/>
  </office:meta>
</office:document-meta>
</file>